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E6CD344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2cm, 8.999cm, 14.219cm, 0.86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2cm" svg:height="22.4cm" svg:x="0.992cm" svg:y="2.491cm">
          <draw:image xlink:href="Pictures/10000000000005E8000007E0E6CD344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15T11:52:40.970407144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